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5pt" officeooo:rsid="0011f7bc" officeooo:paragraph-rsid="0011f7bc" style:font-size-asian="15pt" style:font-size-complex="15pt"/>
    </style:style>
    <style:style style:name="P2" style:family="paragraph" style:parent-style-name="Standard">
      <style:text-properties fo:font-size="15pt" officeooo:rsid="00130c10" officeooo:paragraph-rsid="0011f7bc" style:font-size-asian="15pt" style:font-size-complex="15pt"/>
    </style:style>
    <style:style style:name="P3" style:family="paragraph" style:parent-style-name="Standard" style:list-style-name="L1">
      <style:text-properties fo:font-size="12pt" officeooo:rsid="0011f7bc" officeooo:paragraph-rsid="0011f7bc" style:font-size-asian="10.5pt" style:font-size-complex="12pt"/>
    </style:style>
    <style:style style:name="P4" style:family="paragraph" style:parent-style-name="Standard" style:list-style-name="L1">
      <style:text-properties fo:font-size="12pt" officeooo:rsid="001267c3" officeooo:paragraph-rsid="001267c3" style:font-size-asian="10.5pt" style:font-size-complex="12pt"/>
    </style:style>
    <style:style style:name="P5" style:family="paragraph" style:parent-style-name="Standard">
      <style:text-properties fo:font-size="12pt" officeooo:rsid="001267c3" officeooo:paragraph-rsid="001267c3" style:font-size-asian="10.5pt" style:font-size-complex="12pt"/>
    </style:style>
    <style:style style:name="P6" style:family="paragraph" style:parent-style-name="Standard" style:list-style-name="L1">
      <style:text-properties fo:font-size="12pt" officeooo:rsid="00130c10" officeooo:paragraph-rsid="00130c10" style:font-size-asian="10.5pt" style:font-size-complex="12pt"/>
    </style:style>
    <style:style style:name="P7" style:family="paragraph" style:parent-style-name="Standard">
      <style:text-properties fo:font-size="12pt" officeooo:rsid="00130c10" officeooo:paragraph-rsid="00130c10" style:font-size-asian="10.5pt" style:font-size-complex="12pt"/>
    </style:style>
    <style:style style:name="T1" style:family="text">
      <style:text-properties style:font-name="Liberation Seri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G 10/17</text:p>
      <text:p text:style-name="P1">Zapotec Languages </text:p>
      <text:p text:style-name="P2"/>
      <text:p text:style-name="P7">Intro</text:p>
      <text:list text:style-name="L1">
        <text:list-item>
          <text:p text:style-name="P3">Zapotecan family → Zapotec, Chatino</text:p>
        </text:list-item>
        <text:list-item>
          <text:p text:style-name="P3">High linguistic diversity of Zapotec languages in Oaxaca</text:p>
        </text:list-item>
      </text:list>
      <text:p text:style-name="P5"/>
      <text:p text:style-name="P7">Grammar</text:p>
      <text:list text:continue-numbering="true" text:style-name="L1">
        <text:list-item>
          <text:p text:style-name="P4">three types of phonation, modal, creaky, and glottalized </text:p>
        </text:list-item>
        <text:list-item>
          <text:p text:style-name="P4">Tonal language </text:p>
        </text:list-item>
      </text:list>
      <text:p text:style-name="P5"/>
      <text:p text:style-name="P7">Social</text:p>
      <text:list text:continue-numbering="true" text:style-name="L1">
        <text:list-item>
          <text:p text:style-name="P4">Youth are not learning Zapotec at a high rate.</text:p>
        </text:list-item>
        <text:list-item>
          <text:p text:style-name="P6">Recently absorbing a lot of Spanish vocabulary and pronunciation</text:p>
        </text:list-item>
        <text:list-item>
          <text:p text:style-name="P6">Modern vocab pulls from Spanish, ex; micr<text:span text:style-name="T1">ó</text:span>fono</text:p>
        </text:list-item>
        <text:list-item>
          <text:p text:style-name="P6">Not officially taught in schools, like many other indigenous langauges </text:p>
        </text:list-item>
        <text:list-item>
          <text:p text:style-name="P6">each communities has different approaches to the study and teaching of the languages</text:p>
        </text:list-item>
        <text:list-item>
          <text:p text:style-name="P6"/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4:29:32.769345615</meta:creation-date>
    <dc:date>2025-11-17T20:33:58.483161113</dc:date>
    <meta:editing-duration>PT5H23M37S</meta:editing-duration>
    <meta:editing-cycles>1</meta:editing-cycles>
    <meta:document-statistic meta:table-count="0" meta:image-count="0" meta:object-count="0" meta:page-count="1" meta:paragraph-count="15" meta:word-count="88" meta:character-count="530" meta:non-whitespace-character-count="462"/>
    <meta:generator>LibreOffice/24.2.7.2$Linux_X86_64 LibreOffice_project/420$Build-2</meta:generator>
  </office:meta>
</office:document-meta>
</file>